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bagno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balcone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Prezzo €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lognin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go Panigal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o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e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van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Ruffill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Donat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Viol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Donato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c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lpighi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r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ll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ognina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00/00/0000</text:date>, <text:time style:data-style-name="N2" text:time-value="17:55:05.2874486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18T17:56:02.608876742</dc:date>
    <meta:editing-duration>PT8H26M24S</meta:editing-duration>
    <meta:editing-cycles>54</meta:editing-cycles>
    <meta:document-statistic meta:table-count="1" meta:cell-count="1607" meta:object-count="0"/>
  </office:meta>
</office:document-meta>
</file>